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3" draw:text-style-name="P1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1">1</text:p>
        </draw:connector>
        <draw:connector draw:style-name="gr3" draw:text-style-name="P1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1">2</text:p>
        </draw:connector>
        <draw:connector draw:style-name="gr3" draw:text-style-name="P1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1">3</text:p>
        </draw:connector>
        <draw:connector draw:style-name="gr3" draw:text-style-name="P1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1">1</text:p>
        </draw:connector>
        <draw:connector draw:style-name="gr3" draw:text-style-name="P1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1">20</text:p>
        </draw:connector>
        <draw:connector draw:style-name="gr3" draw:text-style-name="P1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1">8</text:p>
        </draw:connector>
        <draw:connector draw:style-name="gr3" draw:text-style-name="P1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1">6</text:p>
        </draw:connector>
        <draw:connector draw:style-name="gr3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3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3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3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3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3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3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37:10.791306156</dc:date>
    <dc:creator>elucterio </dc:creator>
    <meta:editing-duration>PT57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